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4d4d4d" draw:fill="none" draw:fill-color="#ffffff"/>
    </style:style>
    <style:style style:name="gr2" style:family="graphic" style:parent-style-name="standard">
      <style:graphic-properties svg:stroke-width="0.1cm" draw:fill-color="#ffffff"/>
    </style:style>
    <style:style style:name="gr3" style:family="graphic" style:parent-style-name="standard">
      <style:graphic-properties draw:stroke="none" draw:fill="none" draw:textarea-horizontal-align="center" draw:textarea-vertical-align="middle" draw:auto-grow-width="true" fo:min-height="0.3cm" fo:min-width="1.9cm"/>
    </style:style>
  </office:automatic-styles>
  <office:body>
    <office:drawing>
      <draw:page draw:name="page1" draw:style-name="dp1" draw:master-page-name="Default">
        <draw:g>
          <draw:glue-point draw:id="4" svg:x="0cm" svg:y="3cm"/>
          <draw:line draw:style-name="gr1" draw:layer="layout" svg:x1="0.5cm" svg:y1="0.3cm" svg:x2="1.2cm" svg:y2="0.3cm">
            <text:p/>
          </draw:line>
          <draw:polygon draw:style-name="gr2" draw:layer="layout" svg:width="0.6cm" svg:height="0.3cm" svg:x="1.2cm" svg:y="0cm" svg:viewBox="0 0 601 301" draw:points="0,301 200,0 601,0 601,301">
            <text:p/>
          </draw:polygon>
          <draw:polygon draw:style-name="gr2" draw:layer="layout" svg:width="0.4cm" svg:height="0.1cm" svg:x="0.4cm" svg:y="0.25cm" svg:viewBox="0 0 401 101" draw:points="0,50 100,0 300,0 401,50 300,101 100,101">
            <text:p/>
          </draw:polygon>
          <draw:polygon draw:style-name="gr2" draw:layer="layout" svg:width="0.5cm" svg:height="1.4cm" svg:x="0.7cm" svg:y="0.2cm" svg:viewBox="0 0 501 1401" draw:points="200,0 300,0 300,800 501,1000 501,1401 0,1401 0,1000 200,800">
            <text:p/>
          </draw:polygon>
          <draw:frame draw:style-name="gr3" draw:layer="layout" svg:width="1.9cm" svg:height="1.025cm" svg:x="0cm" svg:y="1.338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Renewable Energy - Wind Vane</dc:title>
    <meta:creation-date>2011-02-07T16:48:56</meta:creation-date>
    <meta:editing-duration>P0D</meta:editing-duration>
    <meta:editing-cycles>1</meta:editing-cycles>
    <meta:document-statistic meta:object-count="6"/>
    <meta:generator>OpenOffice.org/3.3$Linux OpenOffice.org_project/330m20$Build-9567</meta:generator>
  </office:meta>
</office:document-meta>
</file>